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3" svg:font-family="'Lohit Devanagari'"/>
    <style:font-face style:name="JetBrains Mono2" svg:font-family="'JetBrains Mono'" style:font-family-generic="modern"/>
    <style:font-face style:name="F" svg:font-family="" style:font-family-generic="roman"/>
    <style:font-face style:name="Arial1" svg:font-family="Arial" style:font-pitch="variable"/>
    <style:font-face style:name="Liberation Serif2" svg:font-family="'Liberation Serif'" style:font-pitch="variable"/>
    <style:font-face style:name="Lohit Devanagari1" svg:font-family="'Lohit Devanagari'" style:font-pitch="variable"/>
    <style:font-face style:name="JetBrains Mono1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2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 officeooo:paragraph-rsid="00032225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 officeooo:paragraph-rsid="0008aa2a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 officeooo:paragraph-rsid="000c6d8b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bold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bold" officeooo:paragraph-rsid="00032225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bold" officeooo:paragraph-rsid="0008aa2a" style:font-weight-asian="bold" style:font-weight-complex="bold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line-height="150%" fo:text-align="center" style:justify-single-word="false" fo:orphans="2" fo:widows="2" fo:text-indent="0cm" style:auto-text-indent="false"/>
      <style:text-properties officeooo:paragraph-rsid="00032225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line-height="150%" fo:text-align="start" style:justify-single-word="false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.265cm" loext:contextual-spacing="false" fo:line-height="150%" fo:text-align="start" style:justify-single-word="false" fo:orphans="2" fo:widows="2" fo:text-indent="0cm" style:auto-text-indent="false"/>
      <style:text-properties officeooo:paragraph-rsid="0008aa2a"/>
    </style:style>
    <style:style style:name="P10" style:family="paragraph" style:parent-style-name="Text_20_body">
      <style:paragraph-properties fo:margin-left="0cm" fo:margin-right="0cm" fo:margin-top="0cm" fo:margin-bottom="0.265cm" loext:contextual-spacing="false" fo:line-height="150%" fo:text-align="start" style:justify-single-word="false" fo:orphans="2" fo:widows="2" fo:text-indent="0cm" style:auto-text-indent="false"/>
      <style:text-properties officeooo:paragraph-rsid="000c6d8b"/>
    </style:style>
    <style:style style:name="P11" style:family="paragraph" style:parent-style-name="Standard">
      <style:paragraph-properties fo:margin-left="0cm" fo:margin-right="0cm" fo:margin-top="0cm" fo:margin-bottom="0.265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12" style:family="paragraph" style:parent-style-name="Standard">
      <style:paragraph-properties fo:margin-left="0cm" fo:margin-right="0cm" fo:margin-top="0cm" fo:margin-bottom="0.265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 officeooo:paragraph-rsid="001f2f2e"/>
    </style:style>
    <style:style style:name="P13" style:family="paragraph" style:parent-style-name="Standard">
      <style:paragraph-properties fo:margin-left="0cm" fo:margin-right="0cm" fo:margin-top="0cm" fo:margin-bottom="0.265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000000" style:font-name="JetBrains Mono" fo:font-size="10pt" fo:letter-spacing="normal" fo:font-style="normal" fo:font-weight="normal" officeooo:paragraph-rsid="001f2f2e" style:font-size-asian="10pt" style:font-style-asian="normal" style:font-weight-asian="normal"/>
    </style:style>
    <style:style style:name="P14" style:family="paragraph" style:parent-style-name="Standard">
      <style:paragraph-properties fo:line-height="150%"/>
      <style:text-properties fo:color="#000000"/>
    </style:style>
    <style:style style:name="P15" style:family="paragraph" style:parent-style-name="Text_20_body">
      <style:paragraph-properties fo:margin-left="0cm" fo:margin-right="0cm" fo:margin-top="0cm" fo:margin-bottom="0.265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bold" style:font-weight-asian="bold" style:font-weight-complex="bold"/>
    </style:style>
    <style:style style:name="P16" style:family="paragraph">
      <style:paragraph-properties fo:line-height="200%" style:text-autospace="none"/>
      <style:text-properties style:font-name="F" fo:font-size="12pt"/>
    </style:style>
    <style:style style:name="P17" style:family="paragraph">
      <loext:graphic-properties draw:fill="none" draw:fill-color="#ffffff"/>
      <style:paragraph-properties fo:line-height="200%" style:text-autospace="none"/>
      <style:text-properties fo:color="#000000" style:font-name="F" fo:font-size="12pt"/>
    </style:style>
    <style:style style:name="P18" style:family="paragraph">
      <style:paragraph-properties fo:line-height="200%" style:text-autospace="none"/>
    </style:style>
    <style:style style:name="P19" style:family="paragraph">
      <loext:graphic-properties draw:fill="none" draw:fill-color="#ffffff"/>
      <style:paragraph-properties fo:line-height="200%" style:text-autospace="none" style:writing-mode="lr-tb"/>
      <style:text-properties fo:color="#000000" fo:font-size="12pt"/>
    </style:style>
    <style:style style:name="P20" style:family="paragraph">
      <style:paragraph-properties fo:line-height="150%" style:text-autospace="none"/>
    </style:style>
    <style:style style:name="P21" style:family="paragraph">
      <loext:graphic-properties draw:fill="none" draw:fill-color="#ffffff"/>
      <style:paragraph-properties fo:line-height="150%" style:writing-mode="lr-tb"/>
      <style:text-properties fo:color="#000000"/>
    </style:style>
    <style:style style:name="P22" style:family="paragraph">
      <style:paragraph-properties fo:margin-left="0cm" fo:margin-right="0cm" fo:margin-top="0cm" fo:margin-bottom="0.265cm" fo:line-height="150%" fo:text-align="start" fo:text-indent="0cm"/>
    </style:style>
    <style:style style:name="P23" style:family="paragraph">
      <loext:graphic-properties draw:fill="none" draw:fill-color="#ffffff"/>
      <style:paragraph-properties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24" style:family="paragraph">
      <style:paragraph-properties fo:margin-left="0cm" fo:margin-right="0cm" fo:margin-top="0cm" fo:margin-bottom="0.265cm" fo:line-height="150%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.265cm" fo:line-height="150%" fo:text-indent="0cm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variant="normal" fo:text-transform="none" fo:color="#000000" style:font-name="Arial" fo:font-size="10.5pt" fo:letter-spacing="normal" fo:font-style="normal" fo:font-weight="bold"/>
    </style:style>
    <style:style style:name="T2" style:family="text">
      <style:text-properties fo:font-variant="normal" fo:text-transform="none" fo:color="#000000" style:font-name="Arial" fo:font-size="10.5pt" fo:letter-spacing="normal" fo:font-style="normal" fo:font-weight="bold" officeooo:rsid="00032225"/>
    </style:style>
    <style:style style:name="T3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JetBrains Mono" fo:font-size="10pt" style:font-size-asian="10pt" style:font-style-asian="normal" style:font-weight-asian="normal"/>
    </style:style>
    <style:style style:name="T6" style:family="text">
      <style:text-properties style:font-name="JetBrains Mono" fo:font-size="10pt" officeooo:rsid="00141ea9" style:font-size-asian="10pt" style:font-style-asian="normal" style:font-weight-asian="normal"/>
    </style:style>
    <style:style style:name="T7" style:family="text">
      <style:text-properties style:font-name="JetBrains Mono" fo:font-size="10pt" officeooo:rsid="0014d4c5" style:font-size-asian="10pt" style:font-style-asian="normal" style:font-weight-asian="normal"/>
    </style:style>
    <style:style style:name="T8" style:family="text">
      <style:text-properties style:font-name="JetBrains Mono" fo:font-size="10pt" officeooo:rsid="00165ae7" style:font-size-asian="10pt" style:font-style-asian="normal" style:font-weight-asian="normal"/>
    </style:style>
    <style:style style:name="T9" style:family="text">
      <style:text-properties style:font-name="JetBrains Mono" fo:font-size="10pt" officeooo:rsid="001f2f2e" style:font-size-asian="10pt" style:font-style-asian="normal" style:font-weight-asian="normal"/>
    </style:style>
    <style:style style:name="T10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00000" style:font-name="JetBrains Mono2" fo:font-size="10pt" style:font-name-asian="JetBrains Mono2" style:font-size-asian="10pt" style:font-name-complex="JetBrains Mono2" style:font-size-complex="10pt"/>
    </style:style>
    <style:style style:name="T12" style:family="text">
      <style:text-properties fo:color="#000000" style:font-name="Arial" fo:font-size="10.5pt" fo:font-weight="bold" style:font-size-asian="10.5pt" style:font-weight-asian="bold" style:font-name-complex="Arial" style:font-size-complex="10.5pt" style:font-weight-complex="bold"/>
    </style:style>
    <style:style style:name="gr1" style:family="graphic">
      <style:graphic-properties draw:stroke="none" svg:stroke-color="#000000" draw:fill="none" draw:fill-color="#ffffff" fo:min-height="7.81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8.09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8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1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trong_20_Emphasis"><text:span text:style-name="T2">APNP – COMANDOS DE REPETIÇÃO</text:span></text:span></text:p>
      <text:p text:style-name="P8"><text:span text:style-name="Strong_20_Emphasis"><text:span text:style-name="T1"/></text:span></text:p>
      <text:p text:style-name="P8"><text:span text:style-name="Strong_20_Emphasis"><text:span text:style-name="T1">REPETIÇÃO CONTROLADA</text:span></text:span></text:p>
      <text:p text:style-name="P5"><text:bookmark-start text:name="__DdeLink__532_3210144487"/><text:bookmark text:name="yui_3_17_2_1_1595558250451_89"/>1. Faça um Programa que leia números até que o usuário não queira mais digitar os números. No final escrever a soma dos valores lidos.<text:bookmark-end text:name="__DdeLink__532_3210144487"/></text:p>
      <text:p text:style-name="P5"/>
      <text:p text:style-name="P1"><draw:frame text:anchor-type="paragraph" draw:z-index="2" draw:name="Forma3" draw:style-name="gr3" draw:text-style-name="P21" svg:width="9.764cm" svg:height="8.229cm" svg:x="8.183cm" svg:y="0.296cm"><draw:text-box><text:p text:style-name="P20"><text:span text:style-name="T11">n = soma = 0</text:span><text:span text:style-name="T11"><text:line-break/></text:span><text:span text:style-name="T11">c = 'S'</text:span><text:span text:style-name="T11"><text:line-break/></text:span><text:span text:style-name="T11">while c == "S":</text:span><text:span text:style-name="T11"><text:line-break/></text:span><text:span text:style-name="T11"> <text:s text:c="3"/>n = int (input ('Digite um número: '))</text:span><text:span text:style-name="T11"><text:line-break/></text:span><text:span text:style-name="T11"> <text:s text:c="3"/>soma += n</text:span><text:span text:style-name="T11"><text:line-break/></text:span><text:span text:style-name="T11"> <text:s text:c="3"/>c = str (input ('Continuar? [S/N] ')).upper().strip()</text:span><text:span text:style-name="T11"><text:line-break/></text:span><text:span text:style-name="T11">print ('A soma dos números digitados é = {}'.format(soma))</text:span></text:p></draw:text-box></draw:frame><text:span text:style-name="T4">Algoritmo </text:span>"Soma"</text:p>
      <text:p text:style-name="P5">Var</text:p>
      <text:p text:style-name="P1"><text:s text:c="3"/>x,soma:inteiro</text:p>
      <text:p text:style-name="P5">Inicio</text:p>
      <text:p text:style-name="P1"><text:s text:c="6"/>Escreva ("Digite um número: ")</text:p>
      <text:p text:style-name="P1"><text:s text:c="6"/>Leia (x)</text:p>
      <text:p text:style-name="P1"><text:s text:c="6"/>Enquanto (x &gt; 0) faça</text:p>
      <text:p text:style-name="P1"><text:s text:c="15"/>soma &lt;- soma + x</text:p>
      <text:p text:style-name="P1"><text:s text:c="15"/>Escreva ("Digite um número: ")</text:p>
      <text:p text:style-name="P1"><text:s text:c="15"/>Leia (x)</text:p>
      <text:p text:style-name="P1"><text:s text:c="2"/><text:span text:style-name="T4"><text:s text:c="4"/>fimEnquanto</text:span></text:p>
      <text:p text:style-name="P1"><text:s text:c="6"/>Escreva ("A soma dos números digitados =",soma)</text:p>
      <text:p text:style-name="P5">Fimalgoritm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2. Faça um Programa que leia números até que o usuário não queira mais digitar os números. No final escrever a média dos valores lidos.</text:p>
      <text:p text:style-name="P1"/>
      <text:p text:style-name="P1"><draw:frame text:anchor-type="paragraph" draw:z-index="4" draw:name="Forma5" draw:style-name="gr1" draw:text-style-name="P17" svg:width="11.034cm" svg:height="7.811cm" svg:x="7.019cm" svg:y="0.171cm"><draw:text-box><text:p text:style-name="P16"><text:span text:style-name="T11">soma = c = 0</text:span><text:span text:style-name="T11"><text:line-break/></text:span><text:span text:style-name="T11">x = int (input ('Digite um número: '))</text:span><text:span text:style-name="T11"><text:line-break/></text:span><text:span text:style-name="T11">while x&gt;0:</text:span><text:span text:style-name="T11"><text:line-break/></text:span><text:span text:style-name="T11"> <text:s text:c="3"/>soma = soma + x</text:span><text:span text:style-name="T11"><text:line-break/></text:span><text:span text:style-name="T11"> <text:s text:c="3"/>c += 1</text:span><text:span text:style-name="T11"><text:line-break/></text:span><text:span text:style-name="T11"> <text:s text:c="3"/>x = int(input('Digite um número: '))</text:span><text:span text:style-name="T11"><text:line-break/></text:span><text:span text:style-name="T11">media <text:s/>= soma / c</text:span><text:span text:style-name="T11"><text:line-break/></text:span><text:span text:style-name="T11">print ('Média dos números digitados = {}'.format(media))</text:span><text:span text:style-name="T11"><text:line-break/></text:span><text:span text:style-name="T11"/></text:p></draw:text-box></draw:frame><text:span text:style-name="T4">Algoritmo</text:span> "Média"</text:p>
      <text:p text:style-name="P5">Var</text:p>
      <text:p text:style-name="P1"><text:bookmark-start text:name="__DdeLink__543_1521574535"/><text:s text:c="3"/>x,soma,c:inteiro</text:p>
      <text:p text:style-name="P1"><text:s text:c="3"/>media :real</text:p>
      <text:p text:style-name="P5">Inicio</text:p>
      <text:p text:style-name="P1"><text:s text:c="6"/>Escreva ("Digite um número: ")</text:p>
      <text:p text:style-name="P1"><text:s text:c="6"/>Leia (x)</text:p>
      <text:p text:style-name="P1"><text:s text:c="6"/>Enquanto (x &gt; 0) faça</text:p>
      <text:p text:style-name="P1"><text:s text:c="15"/>soma &lt;- soma + x</text:p>
      <text:p text:style-name="P1"><text:s text:c="15"/>c &lt;- c + 1</text:p>
      <text:p text:style-name="P1"><text:s text:c="15"/>Escreva ("Digite um número: ")</text:p>
      <text:p text:style-name="P1"><text:s text:c="15"/>Leia (x)<text:bookmark-end text:name="__DdeLink__543_1521574535"/></text:p>
      <text:p text:style-name="P5"><text:s text:c="6"/>fimEnquanto</text:p>
      <text:p text:style-name="P1"><text:s text:c="6"/>media &lt;- soma/c</text:p>
      <text:p text:style-name="P1"><text:s text:c="6"/>Escreva ("A média dos números digitados =",media)</text:p>
      <text:p text:style-name="P5">Fimalgoritm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3. Faça um Programa que leia números até que o usuário não queira mais digitar os números. No final escrever a soma dos valores positivos e a soma dos valores negativos.</text:p>
      <text:p text:style-name="P6"/>
      <text:p text:style-name="P2"><text:span text:style-name="T4">Algoritmo</text:span> "PositivoNegativo"</text:p>
      <text:p text:style-name="P6">var</text:p>
      <text:p text:style-name="P2"><text:s text:c="3"/>x, somap,soman: inteiro</text:p>
      <text:p text:style-name="P6">inicio</text:p>
      <text:p text:style-name="P2"><text:s text:c="6"/>Escreva ("Digite um número: ")</text:p>
      <text:p text:style-name="P2"><text:s text:c="6"/>Leia (x)</text:p>
      <text:p text:style-name="P2"><text:s text:c="6"/>Enquanto (x &lt;&gt; 0) faça</text:p>
      <text:p text:style-name="P2"><text:s text:c="15"/>Se (x&gt;0) entao</text:p>
      <text:p text:style-name="P2"><text:s text:c="18"/>somap &lt;- somap + x</text:p>
      <text:p text:style-name="P2"><text:s text:c="15"/>senao</text:p>
      <text:p text:style-name="P2"><text:s text:c="20"/>soman &lt;-soman + x</text:p>
      <text:p text:style-name="P2"><text:s text:c="15"/>Fimse</text:p>
      <text:p text:style-name="P2"><text:s text:c="15"/>Escreva ("Digite um número: ")</text:p>
      <text:p text:style-name="P2"><text:s text:c="15"/>Leia (x)</text:p>
      <text:p text:style-name="P2"><text:s text:c="6"/>fimEnquanto</text:p>
      <text:p text:style-name="P2"><text:s text:c="6"/>Escreval ("A soma dos números positivos é =",somap)</text:p>
      <text:p text:style-name="P2"><text:s text:c="6"/>Escreva ("S soma dos números negativos é =",soman)</text:p>
      <text:p text:style-name="P6">fimalgoritmo</text:p>
      <text:p text:style-name="P2"><text:line-break/></text:p>
      <text:p text:style-name="P2"/>
      <text:p text:style-name="P2"/>
      <text:p text:style-name="P2"/>
      <text:p text:style-name="P2"/>
      <text:p text:style-name="P2"/>
      <text:p text:style-name="P6"><text:soft-page-break/>4. Faça um Programa que leia números até que o usuário não queira mais digitar os números. No final escrever a soma dos valores positivos e a média dos valores negativos.</text:p>
      <text:p text:style-name="P2"/>
      <text:p text:style-name="P2"><text:span text:style-name="T4">Algoritmo </text:span>"SomaMédia"</text:p>
      <text:p text:style-name="P6">var</text:p>
      <text:p text:style-name="P2"><text:s text:c="3"/>x, somap,soman,c: inteiro</text:p>
      <text:p text:style-name="P2"><text:s text:c="3"/>media: real</text:p>
      <text:p text:style-name="P6">inicio</text:p>
      <text:p text:style-name="P2"><text:s text:c="6"/>Escreva ("Digite um número: ")</text:p>
      <text:p text:style-name="P2"><text:s text:c="6"/>Leia (x)</text:p>
      <text:p text:style-name="P2"><text:s text:c="6"/>Enquanto (x &lt;&gt; 0) faça</text:p>
      <text:p text:style-name="P2"><text:s text:c="15"/>Se (x&gt;0) entao</text:p>
      <text:p text:style-name="P2"><text:s text:c="18"/>somap &lt;- somap + x</text:p>
      <text:p text:style-name="P2"><text:s text:c="15"/>senao</text:p>
      <text:p text:style-name="P2"><text:s text:c="20"/>soman &lt;-soman + x</text:p>
      <text:p text:style-name="P2"><text:s text:c="20"/>c &lt;- c + 1</text:p>
      <text:p text:style-name="P2"><text:s text:c="15"/>Fimse</text:p>
      <text:p text:style-name="P2"><text:s text:c="15"/>Escreva ("Digite um número: ")</text:p>
      <text:p text:style-name="P2"><text:s text:c="15"/>Leia (x)</text:p>
      <text:p text:style-name="P2"><text:s text:c="6"/>fimEnquanto</text:p>
      <text:p text:style-name="P2"><text:s text:c="6"/>media &lt;- soman / c</text:p>
      <text:p text:style-name="P2"><text:s text:c="6"/>Escreval ("A soma dos números positivos é =",somap)</text:p>
      <text:p text:style-name="P2"><text:s text:c="6"/>Escreva ("A media dos números negativos é =",media)</text:p>
      <text:p text:style-name="P6">fimalgoritmo</text:p>
      <text:p text:style-name="P2"><text:line-break/></text:p>
      <text:p text:style-name="P9"><text:span text:style-name="Strong_20_Emphasis"><text:span text:style-name="T3"/></text:span></text:p>
      <text:p text:style-name="P9"><text:span text:style-name="Strong_20_Emphasis"><text:span text:style-name="T3"/></text:span></text:p>
      <text:p text:style-name="P9"><text:span text:style-name="Strong_20_Emphasis"><text:span text:style-name="T3"/></text:span></text:p>
      <text:p text:style-name="P9"><text:soft-page-break/><text:span text:style-name="Strong_20_Emphasis"><text:span text:style-name="T1">REPETIÇÃO ANINHADA</text:span></text:span></text:p>
      <text:p text:style-name="P5">5. Escreva um algoritmo que imprima a tabuada (de 1 a 10) para os números de 1 a 10.</text:p>
      <text:p text:style-name="P1"><text:span text:style-name="T4">Algoritmo </text:span>"Tabuada"</text:p>
      <text:p text:style-name="P5"><draw:frame text:anchor-type="paragraph" draw:z-index="3" draw:name="Forma4" draw:style-name="gr2" draw:text-style-name="P19" svg:width="7.859cm" svg:height="8.097cm" svg:x="8.421cm" svg:y="-0.078cm"><draw:text-box><text:p text:style-name="P18"><text:span text:style-name="T11">n = 1</text:span><text:span text:style-name="T11"><text:line-break/></text:span><text:span text:style-name="T11">for c in range (1,11):</text:span><text:span text:style-name="T11"><text:line-break/></text:span><text:span text:style-name="T11"> <text:s text:c="3"/>for c in range(1, 11):</text:span><text:span text:style-name="T11"><text:line-break/></text:span><text:span text:style-name="T11"> <text:s text:c="7"/>print ('{} x {} = {}'.format(n,c,n*c))</text:span><text:span text:style-name="T11"><text:line-break/></text:span><text:span text:style-name="T11"> <text:s text:c="3"/>n += 1</text:span><text:span text:style-name="T11"><text:line-break/></text:span><text:span text:style-name="T11"/></text:p></draw:text-box></draw:frame>var</text:p>
      <text:p text:style-name="P1"><text:s text:c="3"/>i,n:inteiro</text:p>
      <text:p text:style-name="P5">inicio</text:p>
      <text:p text:style-name="P1"><text:s text:c="6"/>n&lt;- 1</text:p>
      <text:p text:style-name="P1"><text:s text:c="6"/>Para i de 1 até 10 passo 1 faça</text:p>
      <text:p text:style-name="P1"><text:s text:c="11"/>Para i de 1 até 10 passo 1 faça</text:p>
      <text:p text:style-name="P1"><text:s text:c="16"/>escreval (n," x",i," =",n*i)</text:p>
      <text:p text:style-name="P1"><text:s text:c="16"/>fimpara</text:p>
      <text:p text:style-name="P1"><text:s text:c="5"/><text:bookmark-start text:name="__DdeLink__541_1521574535"/><text:s text:c="6"/>n &lt;- n +1<text:bookmark-end text:name="__DdeLink__541_1521574535"/></text:p>
      <text:p text:style-name="P1"><text:s text:c="6"/>Fimpara</text:p>
      <text:p text:style-name="P5">fimalgoritmo</text:p>
      <text:p text:style-name="P1"><text:line-break/><text:bookmark-start text:name="__DdeLink__545_1521574535"/><text:span text:style-name="T4">6. Escreva um algoritmo que imprima as seguintes sequências de números: (1, 1) (2, 1 2) (3, 1 2 3) (4, 1 2 3 4) e assim sucessivamente, até que o primeiro número (antes da vírgula), também chegue a 10.</text:span><text:bookmark-end text:name="__DdeLink__545_1521574535"/></text:p>
      <text:p text:style-name="P3"><text:line-break/></text:p>
      <text:p text:style-name="P10"><text:span text:style-name="Strong_20_Emphasis"><text:span text:style-name="T3"/></text:span></text:p>
      <text:p text:style-name="P10"><text:span text:style-name="Strong_20_Emphasis"><text:span text:style-name="T3"/></text:span></text:p>
      <text:p text:style-name="P10"><text:span text:style-name="Strong_20_Emphasis"><text:span text:style-name="T3"/></text:span></text:p>
      <text:p text:style-name="P10"><text:span text:style-name="Strong_20_Emphasis"><text:span text:style-name="T3"/></text:span></text:p>
      <text:p text:style-name="P10"><text:span text:style-name="Strong_20_Emphasis"><text:span text:style-name="T3"/></text:span></text:p>
      <text:p text:style-name="P10"><text:span text:style-name="Strong_20_Emphasis"><text:span text:style-name="T3"/></text:span></text:p>
      <text:p text:style-name="P10"><text:span text:style-name="Strong_20_Emphasis"><text:span text:style-name="T3"/></text:span></text:p>
      <text:p text:style-name="P10"><text:span text:style-name="Strong_20_Emphasis"><text:span text:style-name="T3"/></text:span></text:p>
      <text:p text:style-name="P10"><text:span text:style-name="Strong_20_Emphasis"><text:span text:style-name="T3"/></text:span></text:p>
      <text:p text:style-name="P10"><text:soft-page-break/><text:span text:style-name="Strong_20_Emphasis"><text:span text:style-name="T1">ANÁLISE DE GRUPO</text:span></text:span></text:p>
      <text:p text:style-name="P4">7. Faça um programa que leia 100 valores e no final, escreva o maior e o menor valor lido.</text:p>
      <text:p text:style-name="P11"><text:span text:style-name="T5">alto = baixo = 0</text:span><text:line-break/><text:span text:style-name="T5">for c in range (1,10</text:span><text:span text:style-name="T6">1</text:span><text:span text:style-name="T5">):</text:span><text:line-break/><text:span text:style-name="T5"> <text:s text:c="3"/>n = int (input ('Digite o {}º valor: '.format(c)))</text:span><text:line-break/><text:span text:style-name="T5"> <text:s text:c="3"/>if n &gt; alto:</text:span><text:line-break/><text:span text:style-name="T5"> <text:s text:c="7"/>alto = n</text:span><text:line-break/><text:span text:style-name="T5"> <text:s text:c="3"/>if n &lt; baixo:</text:span><text:line-break/><text:span text:style-name="T5"> <text:s text:c="7"/>baixo = n</text:span><text:line-break/><text:span text:style-name="T5">print ('Maior valor = {}'.format(alto))</text:span><text:line-break/><text:span text:style-name="T5">print ('Menor valor = {}'.format (baixo))</text:span><text:line-break/></text:p>
      <text:p text:style-name="P4"><draw:frame text:anchor-type="paragraph" draw:z-index="0" draw:name="Forma1" draw:style-name="gr5" draw:text-style-name="P25" svg:width="7.092cm" svg:height="5.187cm" svg:x="9.876cm" svg:y="0.441cm"><draw:text-box><text:p text:style-name="P24"><text:span text:style-name="T12">a) O atleta do sexo masculino mais alto;</text:span><text:span text:style-name="T12"><text:line-break/></text:span><text:span text:style-name="T12">b) A atleta do sexo feminino mais pesada;</text:span><text:span text:style-name="T12"><text:line-break/></text:span><text:span text:style-name="T12">c) A média de idade dos atletas.</text:span></text:p></draw:text-box></draw:frame>8. Criar um código que leia um conjunto de informações (nome, sexo, idade, peso e altura) dos atletas que participaram de uma olimpíada, e informar:<text:line-break/></text:p>
      <text:p text:style-name="P13"><text:bookmark-start text:name="__DdeLink__1208_4250683658"/>n = media = soma = malto = pesado = 0</text:p>
      <text:p text:style-name="P12"><text:span text:style-name="T9">c = “S”</text:span><text:line-break/><text:span text:style-name="T5">while </text:span><text:span text:style-name="T9">c == “S”</text:span><text:span text:style-name="T5">:</text:span><text:line-break/><text:span text:style-name="T5"> <text:s text:c="3"/>nome = str (input ('Nome: '))</text:span><text:line-break/><text:span text:style-name="T5"> <text:s text:c="3"/>idade = int (input ('Idade: '))</text:span><text:line-break/><text:span text:style-name="T5"> <text:s text:c="3"/>sexo = str (input ('Sexo [F|M]: ')).upper().strip()</text:span><text:line-break/><text:span text:style-name="T5"> <text:s text:c="3"/>peso = float (input ('Peso: '))</text:span><text:line-break/><text:span text:style-name="T5"> <text:s text:c="3"/>altura = float (input ('Altura: '))</text:span><text:line-break/><text:span text:style-name="T5"> <text:s text:c="3"/>n = n + 1</text:span><text:line-break/><text:span text:style-name="T5"> <text:s text:c="3"/>soma += idade</text:span><text:line-break/><text:span text:style-name="T5"> <text:s text:c="3"/>if sexo == "M":</text:span><text:line-break/><text:span text:style-name="T5"> <text:s text:c="7"/>if altura &gt; malto:</text:span><text:line-break/><text:span text:style-name="T5"> <text:s text:c="11"/>malto = altura</text:span><text:line-break/><text:span text:style-name="T5"> <text:s text:c="3"/>else:</text:span><text:line-break/><text:span text:style-name="T5"> <text:s text:c="7"/>if sexo == "F":</text:span><text:line-break/><text:span text:style-name="T5"> <text:s text:c="11"/>if peso &gt; pesado:</text:span><text:line-break/><text:span text:style-name="T5"> <text:s text:c="15"/>pesado = peso</text:span><text:line-break/><text:span text:style-name="T5"> <text:s text:c="3"/>c = str (input ('Continuar cadastrando? [S/N]: ')).upper().strip()</text:span><text:line-break/><text:span text:style-name="T5">media = soma / n</text:span><text:line-break/><text:span text:style-name="T5">print ('O atleta mais alto é o {} com {}cm'.format (nome,malto))</text:span><text:line-break/><text:span text:style-name="T5">print ('A atleta mais pesada é a {} com {}Kg'.format(nome,pesado))</text:span><text:line-break/><text:span text:style-name="T5">print ('A média de idades é = {:.2f}'. format(media))</text:span><text:bookmark-end text:name="__DdeLink__1208_4250683658"/></text:p>
      <text:p text:style-name="P11"/>
      <text:p text:style-name="P4"><text:bookmark-start text:name="__DdeLink__1162_4116568275"/><text:soft-page-break/>9. Faça um algoritmo para ler o código e o preço de 15 produtos, calcular e escrever: o maior preço lido; a média aritmética dos preços dos produtos.<text:bookmark-end text:name="__DdeLink__1162_4116568275"/></text:p>
      <text:p text:style-name="P11"><text:span text:style-name="T5">maior = soma = preco = <text:s/>0</text:span><text:line-break/><text:span text:style-name="T5">for c in range (1,</text:span><text:span text:style-name="T7">1</text:span><text:span text:style-name="T5">6):</text:span><text:line-break/><text:span text:style-name="T5"> <text:s text:c="3"/>cod = int (input ('Código do Produto: '))</text:span><text:line-break/><text:span text:style-name="T5"> <text:s text:c="3"/>preco = float (input ('Preço: '))</text:span><text:line-break/><text:span text:style-name="T5"> <text:s text:c="3"/>if preco &gt; maior:</text:span><text:line-break/><text:span text:style-name="T5"> <text:s text:c="7"/>maior = preco</text:span><text:line-break/><text:span text:style-name="T5"> <text:s text:c="3"/>soma += preco</text:span><text:line-break/><text:span text:style-name="T5">media = soma/</text:span><text:span text:style-name="T8">c</text:span><text:line-break/><text:span text:style-name="T5">print ('O maior preço lido foi {:.2f}'.format(maior))</text:span><text:line-break/><text:span text:style-name="T5">print ('A média dos produtos é R${:.2f}'.format(media))</text:span><text:line-break/></text:p>
      <text:p text:style-name="P4"/>
      <text:p text:style-name="P4"><draw:frame text:anchor-type="paragraph" draw:z-index="1" draw:name="Forma2" draw:style-name="gr4" draw:text-style-name="P23" svg:width="7.515cm" svg:height="5.345cm" svg:x="11.192cm" svg:y="1.083cm"><draw:text-box><text:p text:style-name="P22"><text:span text:style-name="T12">a) Média de salário da população</text:span><text:span text:style-name="T12"><text:line-break/></text:span><text:span text:style-name="T12">b) Média do número de filhos</text:span><text:span text:style-name="T12"><text:line-break/></text:span><text:span text:style-name="T12">c) Maior salário dos habitantes</text:span><text:span text:style-name="T12"><text:line-break/></text:span><text:span text:style-name="T12">d) Percentual de pessoas com salário menor que R$ 150,00</text:span><text:span text:style-name="T12"><text:line-break/></text:span><text:span text:style-name="T12">Obs.: O final da leituras dos dados se dará com a entrada de um “salário negativo”</text:span></text:p></draw:text-box></draw:frame><text:bookmark-start text:name="__DdeLink__1457_447810019"/>10. A prefeitura de uma cidade deseja fazer uma pesquisa entre seus habitantes. Faça um algoritmos para coletar dados sobre o salário e número de filhos de cada habitante e após as leituras, escrever:<text:line-break/><text:bookmark-end text:name="__DdeLink__1457_447810019"/></text:p>
      <text:p text:style-name="P14"><text:bookmark-start text:name="__DdeLink__1210_4250683658"/><text:bookmark-start text:name="__DdeLink__538_1521574535"/><text:bookmark-start text:name="__DdeLink__536_1521574535"/><text:span text:style-name="T10">salario = soma = maior = filhos = n = x = menor = somaf = 0</text:span><text:line-break/><text:span text:style-name="T10">while True:</text:span><text:line-break/><text:span text:style-name="T10"> <text:s text:c="7"/>salario = float (input('Digite o salário: '))</text:span><text:line-break/><text:span text:style-name="T10"> <text:s text:c="7"/>if salario &lt;0:</text:span><text:line-break/><text:span text:style-name="T10"> <text:s text:c="11"/>break</text:span><text:line-break/><text:span text:style-name="T10"> <text:s text:c="7"/>filhos = int (input ('Nº de filhos: '))</text:span><text:line-break/><text:span text:style-name="T10"> <text:s text:c="7"/>somaf += filhos</text:span><text:line-break/><text:span text:style-name="T10"> <text:s text:c="7"/>soma += salario</text:span><text:line-break/><text:span text:style-name="T10"> <text:s text:c="7"/>n += 1</text:span><text:line-break/><text:span text:style-name="T10"> <text:s text:c="7"/>if salario &lt;150:</text:span><text:line-break/><text:span text:style-name="T10"> <text:s text:c="11"/>x += 1</text:span><text:line-break/><text:span text:style-name="T10"> <text:s text:c="7"/>if salario &gt; maior:</text:span><text:line-break/><text:span text:style-name="T10"> <text:s text:c="11"/>maior = salario</text:span><text:line-break/><text:span text:style-name="T10">media = soma / n</text:span><text:line-break/><text:span text:style-name="T10">mediaf = somaf /n</text:span><text:line-break/><text:span text:style-name="T10">menor = n - (x*n)/100</text:span><text:line-break/><text:span text:style-name="T10">print ('A média do número de filhos é {:.2f}'.format(mediaf))</text:span><text:line-break/><text:span text:style-name="T10">print ('A média do salário da população = {:.2f}'.format(media))</text:span><text:line-break/><text:span text:style-name="T10">print ('O maior salário é R${:.2f}'.format(maior))</text:span><text:line-break/><text:span text:style-name="T10">print ('{}% de pessoas recebem abaixo de R$150'.format(menor))</text:span></text:p>
      <text:p text:style-name="P14"><text:bookmark-end text:name="__DdeLink__1210_4250683658"/><text:bookmark-end text:name="__DdeLink__538_1521574535"/><text:bookmark-end text:name="__DdeLink__536_152157453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3" svg:font-family="'Lohit Devanagari'"/>
    <style:font-face style:name="JetBrains Mono2" svg:font-family="'JetBrains Mono'" style:font-family-generic="modern"/>
    <style:font-face style:name="F" svg:font-family="" style:font-family-generic="roman"/>
    <style:font-face style:name="Arial1" svg:font-family="Arial" style:font-pitch="variable"/>
    <style:font-face style:name="Liberation Serif2" svg:font-family="'Liberation Serif'" style:font-pitch="variable"/>
    <style:font-face style:name="Lohit Devanagari1" svg:font-family="'Lohit Devanagari'" style:font-pitch="variable"/>
    <style:font-face style:name="JetBrains Mono1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2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3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23:37:55.321407809</meta:creation-date>
    <dc:date>2020-07-31T21:48:29.486329213</dc:date>
    <meta:editing-duration>PT3H52M50S</meta:editing-duration>
    <meta:editing-cycles>22</meta:editing-cycles>
    <meta:generator>LibreOffice/6.4.3.2$Linux_X86_64 LibreOffice_project/40$Build-2</meta:generator>
    <meta:document-statistic meta:table-count="0" meta:image-count="0" meta:object-count="0" meta:page-count="7" meta:paragraph-count="102" meta:word-count="864" meta:character-count="5506" meta:non-whitespace-character-count="3895"/>
  </office:meta>
</office:document-meta>
</file>